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get_position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_c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Delta</text:p>
          </table:table-cell>
          <table:table-cell table:formula="of:=[.$B$1]-[.$B$2]" office:value-type="float" office:value="2000" calcext:value-type="float">
            <text:p>2000</text:p>
          </table:table-cell>
          <table:table-cell/>
          <table:table-cell office:value-type="string" calcext:value-type="string">
            <text:p>lastPositionI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itionDiff</text:p>
          </table:table-cell>
          <table:table-cell table:formula="of:=[.$B$4]-[.$B$6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LastDel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Int</text:p>
          </table:table-cell>
          <table:table-cell table:formula="of:=[.$E$4]+[.$B$4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VE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I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MAX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IMAX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Delta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Diff</text:p>
          </table:table-cell>
          <table:table-cell table:formula="of:=[.$B$15]-[.$B$6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LastDelta</text:p>
          </table:table-cell>
          <table:table-cell table:formula="of:=[.$B15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Int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Part</text:p>
          </table:table-cell>
          <table:table-cell table:formula="of:=[.B18]*[.B1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Part</text:p>
          </table:table-cell>
          <table:table-cell table:formula="of:=[.B15]*[.B9]"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Part</text:p>
          </table:table-cell>
          <table:table-cell table:formula="of:=[.B16]*[.B11]"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Speed = positionDelta * MOVEP + positionInt * MOVEI + positionDiff * MOVED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onSpeed</text:p>
          </table:table-cell>
          <table:table-cell table:formula="of:=[.B15]*[.B9] + [.B18]*[.B10] + [.B16]*[.B11]"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S(var, max) if ((var)&gt;(max)) (var)=(max); if ( (var)&lt;-(max)) (var)=-(max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0:37:22.613241950</meta:creation-date>
    <dc:date>2019-04-05T21:02:35.341217921</dc:date>
    <meta:editing-duration>PT4M21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